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1187523B7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388cm" fo:min-width="5.61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57cm" svg:height="9.877cm" svg:x="3.621cm" svg:y="9.911cm">
          <draw:image xlink:href="Pictures/1000000000000186000001187523B79E.png" xlink:type="simple" xlink:show="embed" xlink:actuate="onLoad" draw:mime-type="image/png">
            <text:p/>
          </draw:image>
        </draw:frame>
        <draw:custom-shape draw:style-name="gr2" draw:text-style-name="P2" draw:layer="layout" svg:width="6.113cm" svg:height="0.638cm" svg:x="7.39cm" svg:y="19.28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2T00:40:50.258308256</dc:date>
    <meta:editing-duration>PT33S</meta:editing-duration>
    <meta:editing-cycles>1</meta:editing-cycles>
    <meta:document-statistic meta:object-count="2"/>
    <meta:generator>LibreOffice/24.2.7.2$Linux_X86_64 LibreOffice_project/420$Build-2</meta:generator>
  </office:meta>
</office:document-meta>
</file>